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16.224cm"/>
    </style:style>
    <style:style style:name="co3" style:family="table-column">
      <style:table-column-properties fo:break-before="auto" style:column-width="3.4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6380" table:default-cell-style-name="Default"/>
        <table:table-row table:style-name="ro1">
          <table:table-cell table:style-name="ce3" office:value-type="string" calcext:value-type="string">
            <text:p>Improvements</text:p>
          </table:table-cell>
          <table:table-cell table:number-columns-repeated="16382"/>
        </table:table-row>
        <table:table-row table:style-name="ro1">
          <table:table-cell table:number-columns-repeated="163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Done</text:p>
          </table:table-cell>
          <table:table-cell table:style-name="ce5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put Option Frame around „Write to Console“ and „Generate Reaper“ Sessio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ip Channels &gt; 64 in case of Avantis, problaby with log hint.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ify config file reading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ge dca, mg and channel handling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PF Filter Formula correctio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ify gain, pad and phantom handling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ack and white toggle probably with persistence flag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xtra numbering for Sockets page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 „Dont touch“ flag for sockets</text:p>
          </table:table-cell>
          <table:table-cell table:number-columns-repeated="16381"/>
        </table:table-row>
        <table:table-row table:style-name="ro1" table:number-rows-repeated="3">
          <table:table-cell table:number-columns-repeated="16383"/>
        </table:table-row>
        <table:table-row table:style-name="ro1">
          <table:table-cell table:style-name="ce3" office:value-type="string" calcext:value-type="string">
            <text:p>New Features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Done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 prefix numbering optional. 001_KickIn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 Ticks when an action was done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ow current processing action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ad from console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readsheet export option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nerate reaper session from current console settings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gas Mode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nection Test button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ected „LED“</text:p>
          </table:table-cell>
          <table:table-cell table:number-columns-repeated="16381"/>
        </table:table-row>
        <table:table-row table:style-name="ro1" table:number-rows-repeated="1048549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  <table:database-ranges>
        <table:database-range table:name="__Anonymous_Sheet_DB__0" table:target-range-address="Sheet1.B4:Sheet1.C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4:53:40.458743458</meta:creation-date>
    <dc:date>2023-05-27T08:23:34.081655584</dc:date>
    <meta:editing-duration>PT1H14M51S</meta:editing-duration>
    <meta:editing-cycles>15</meta:editing-cycles>
    <meta:generator>LibreOffice/7.4.2.3$MacOSX_X86_64 LibreOffice_project/382eef1f22670f7f4118c8c2dd222ec7ad009daf</meta:generator>
    <meta:document-statistic meta:table-count="1" meta:cell-count="49" meta:object-count="0"/>
  </office:meta>
</office:document-meta>
</file>